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3bbaa" officeooo:paragraph-rsid="0013bbaa" style:font-weight-asian="bold" style:font-weight-complex="bold"/>
    </style:style>
    <style:style style:name="P2" style:family="paragraph" style:parent-style-name="Standard">
      <style:paragraph-properties fo:text-align="start" style:justify-single-word="false"/>
      <style:text-properties fo:font-weight="bold" officeooo:rsid="0013bbaa" officeooo:paragraph-rsid="0013bbaa" style:font-weight-asian="bold" style:font-weight-complex="bold"/>
    </style:style>
    <style:style style:name="P3" style:family="paragraph" style:parent-style-name="Standard">
      <style:paragraph-properties fo:text-align="center" style:justify-single-word="false"/>
      <style:text-properties fo:font-size="16pt" fo:font-weight="bold" officeooo:rsid="0013bbaa" officeooo:paragraph-rsid="0013bbaa" style:font-size-asian="16pt" style:font-weight-asian="bold" style:font-size-complex="16pt" style:font-weight-complex="bold"/>
    </style:style>
    <style:style style:name="P4" style:family="paragraph" style:parent-style-name="Standard">
      <style:paragraph-properties fo:text-align="start" style:justify-single-word="false"/>
      <style:text-properties fo:font-weight="normal" officeooo:rsid="0013bbaa" officeooo:paragraph-rsid="0013bbaa" style:font-weight-asian="normal" style:font-weight-complex="normal"/>
    </style:style>
    <style:style style:name="T1" style:family="text">
      <style:text-properties fo:font-weight="normal" style:font-weight-asian="normal" style:font-weight-complex="normal"/>
    </style:style>
    <style:style style:name="T2" style:family="text">
      <style:text-properties style:text-position="super 58%" fo:font-weight="normal" style:font-weight-asian="normal" style:font-weight-complex="normal"/>
    </style:style>
    <style:style style:name="T3" style:family="text">
      <style:text-properties style:text-position="0% 100%"/>
    </style:style>
    <style:style style:name="T4" style:family="text">
      <style:text-properties style:font-name="sans-serif" fo:font-size="11.25pt"/>
    </style:style>
    <style:style style:name="T5" style:family="text">
      <style:text-properties style:font-name="sans-serif" fo:font-size="11.25pt" officeooo:rsid="0013ed6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ab 1 Report: Examining HTTP Protocol with Wireshark</text:p>
      <text:p text:style-name="P1"><text:span text:style-name="T1"/></text:p>
      <text:p text:style-name="P1"><text:span text:style-name="T1">Name: Christopher Murray<text:tab/>Student Number: 3108107</text:span></text:p>
      <text:p text:style-name="P1"><text:span text:style-name="T1">Date: January 20</text:span><text:span text:style-name="T2">th</text:span><text:span text:style-name="T1">, 2017</text:span></text:p>
      <text:p text:style-name="P1"><text:span text:style-name="T1"/></text:p>
      <text:p text:style-name="P2">Lab overview:</text:p>
      <text:p text:style-name="P4">The motivation for this lab was to get a better understanding of HTTP <text:s/>(Hyper Text Transfer Protocol). This was achieved by examining HTTP request information using Wireshark.</text:p>
      <text:p text:style-name="P4"/>
      <text:p text:style-name="P2">Lab question answers:</text:p>
      <text:p text:style-name="P4">Q 6.1) <text:span text:style-name="T4">Select the first HTTP message shown in the packet listing window. This should be the HTTP GET message that was sent from your computer to the HTTP server. When you select the HTTP GET message, the Ethernet frame, IP datagram, TCP segment, and HTTP message header information will be displayed in the packet-header window. How long did it take from the HTTP GET message was sent until the first HTTP OK reply was received?</text:span></text:p>
      <text:p text:style-name="P4"><text:span text:style-name="T4"/></text:p>
      <text:p text:style-name="P4"><text:span text:style-name="T4">A 6.1) Referring to Figure 1, packet number 310 is the initial GET request and it occurred at t=3.215260. The follow HTTP packet is packet 319 which contains the HTTP/1.1 200 OK message and this was received at t=3.222238. Subtracting the time it took to re</text:span><text:span text:style-name="T5">c</text:span><text:span text:style-name="T4">eive these these two packets, we get the response time to be t= (3.222238-3.215260) = </text:span><text:span text:style-name="T5">0.006978</text:span></text:p>
      <text:p text:style-name="P4"><text:span text:style-name="T5"/></text:p>
      <text:p text:style-name="P4"><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0T15:20:00.016604148</meta:creation-date>
    <dc:date>2017-01-20T15:47:38.291810435</dc:date>
    <meta:editing-duration>PT10M8S</meta:editing-duration>
    <meta:editing-cycles>1</meta:editing-cycles>
    <meta:document-statistic meta:table-count="0" meta:image-count="0" meta:object-count="0" meta:page-count="1" meta:paragraph-count="8" meta:word-count="187" meta:character-count="1113" meta:non-whitespace-character-count="933"/>
    <meta:generator>LibreOffice/4.3.7.2$Linux_X86_64 LibreOffice_project/430$Build-2</meta:generator>
  </office:meta>
</office:document-meta>
</file>